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h text:style-name="Heading_20_1" text:outline-level="1"><text:bookmark-start text:name="section"/><text:bookmark-end text:name="section"/></text:h>
      <text:p text:style-name="First_20_paragraph">1 Which of the following protocols use distance-vector routing?</text:p>
      <text:list text:style-name="L1">
        <text:list-item>
          <text:p text:style-name="P1"><text:span text:style-name="T1">RIP</text:span></text:p>
        </text:list-item>
        <text:list-item>
          <text:p text:style-name="P1">BGP</text:p>
        </text:list-item>
        <text:list-item>
          <text:p text:style-name="P1">OSPF</text:p>
        </text:list-item>
        <text:list-item>
          <text:p text:style-name="P1">DHCP</text:p>
        </text:list-item>
      </text:list>
      <text:p text:style-name="First_20_paragraph">2 Which of the following devices is responsible for selecting the best path for a datagram?</text:p>
      <text:list text:style-name="L2">
        <text:list-item>
          <text:p text:style-name="P2">Switch</text:p>
        </text:list-item>
        <text:list-item>
          <text:p text:style-name="P2">NIC</text:p>
        </text:list-item>
        <text:list-item>
          <text:p text:style-name="P2">Hub</text:p>
        </text:list-item>
        <text:list-item>
          <text:p text:style-name="P2"><text:span text:style-name="T1">Rout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meta:initial-creator/>
    <dc:creator/>
    <meta:creation-date>2024-03-29T07:25:10Z</meta:creation-date>
    <dc:date>2024-03-29T07:25:10Z</dc:date>
  </office:meta>
</office:document-meta>
</file>